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92DCA040DA6182F.png" manifest:media-type="image/png"/>
  <manifest:file-entry manifest:full-path="Pictures/100000000000029F000002A330D69F5750CDF294.png" manifest:media-type="image/png"/>
  <manifest:file-entry manifest:full-path="Pictures/10000201000004B00000058891B653026921B5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97cm" svg:height="5.897cm" svg:x="8.503cm" svg:y="9.45cm">
          <draw:image xlink:href="Pictures/10000201000004B00000058891B653026921B5E7.png" xlink:type="simple" xlink:show="embed" xlink:actuate="onLoad" draw:mime-type="image/png">
            <text:p/>
          </draw:image>
        </draw:frame>
        <draw:frame draw:style-name="gr1" draw:text-style-name="P1" draw:layer="layout" svg:width="5.75cm" svg:height="5.785cm" svg:x="1.75cm" svg:y="9.5cm">
          <draw:image xlink:href="Pictures/100000000000029F000002A330D69F5750CDF294.png" xlink:type="simple" xlink:show="embed" xlink:actuate="onLoad" draw:mime-type="image/png">
            <text:p/>
          </draw:image>
        </draw:frame>
        <draw:frame draw:style-name="gr1" draw:text-style-name="P1" draw:layer="layout" svg:width="12.4cm" svg:height="6.975cm" svg:x="10.75cm" svg:y="8.897cm">
          <draw:image xlink:href="Pictures/100002010000078000000438C92DCA040DA618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9T14:46:42.879801283</meta:creation-date>
    <dc:date>2020-11-29T14:50:31.294039421</dc:date>
    <meta:editing-duration>PT3M49S</meta:editing-duration>
    <meta:editing-cycles>1</meta:editing-cycles>
    <meta:document-statistic meta:object-count="3"/>
    <meta:generator>LibreOffice/7.0.3.1$Linux_X86_64 LibreOffice_project/00$Build-1</meta:generator>
  </office:meta>
</office:document-meta>
</file>